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3.5507in" fo:margin-left="3.3792in" table:align="left"/>
    </style:style>
    <style:style style:name="Table1.A" style:family="table-column">
      <style:table-column-properties style:column-width="0.4604in"/>
    </style:style>
    <style:style style:name="Table1.B" style:family="table-column">
      <style:table-column-properties style:column-width="1.009in"/>
    </style:style>
    <style:style style:name="Table1.C" style:family="table-column">
      <style:table-column-properties style:column-width="1.0528in"/>
    </style:style>
    <style:style style:name="Table1.D" style:family="table-column">
      <style:table-column-properties style:column-width="1.0285in"/>
    </style:style>
    <style:style style:name="Table1.A1" style:family="table-cell">
      <style:table-cell-properties fo:background-color="#b7b3ca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b7b3ca" fo:padding="0.0382in" fo:border="0.5pt solid #000000">
        <style:background-image/>
      </style:table-cell-properties>
    </style:style>
    <style:style style:name="Table1.A2" style:family="table-cell">
      <style:table-cell-properties fo:background-color="#b7b3ca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d4ea6b" fo:padding="0.0382in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fo:background-color="#ff7b5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C3" style:family="table-cell">
      <style:table-cell-properties fo:background-color="#ff7b59" fo:padding="0.0382in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d4ea6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 style:list-style-name="L2">
      <style:text-properties officeooo:rsid="0008dddc" officeooo:paragraph-rsid="0008dddc"/>
    </style:style>
    <style:style style:name="P2" style:family="paragraph" style:parent-style-name="Standard" style:list-style-name="L2">
      <style:text-properties officeooo:rsid="000a5fb3" officeooo:paragraph-rsid="000a5fb3"/>
    </style:style>
    <style:style style:name="P3" style:family="paragraph" style:parent-style-name="Standard" style:list-style-name="L2">
      <style:text-properties officeooo:rsid="000a5fb3" officeooo:paragraph-rsid="000b5581"/>
    </style:style>
    <style:style style:name="P4" style:family="paragraph" style:parent-style-name="Standard">
      <style:text-properties officeooo:rsid="000a5fb3" officeooo:paragraph-rsid="000a5fb3"/>
    </style:style>
    <style:style style:name="P5" style:family="paragraph" style:parent-style-name="Standard" style:list-style-name="L2">
      <style:text-properties officeooo:rsid="000b5581" officeooo:paragraph-rsid="000b5581"/>
    </style:style>
    <style:style style:name="P6" style:family="paragraph" style:parent-style-name="Standard">
      <style:text-properties officeooo:rsid="000b5581" officeooo:paragraph-rsid="000b5581"/>
    </style:style>
    <style:style style:name="P7" style:family="paragraph" style:parent-style-name="Table_20_Contents">
      <style:text-properties officeooo:rsid="000b5581" officeooo:paragraph-rsid="000b5581"/>
    </style:style>
    <style:style style:name="P8" style:family="paragraph" style:parent-style-name="Table_20_Contents">
      <style:text-properties officeooo:rsid="000cf973" officeooo:paragraph-rsid="000cf973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b558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anuary 25<text:span text:style-name="T1">th</text:span>, 2023</text:p>
      <text:p text:style-name="P4">Kitkat Dambeck</text:p>
      <text:p text:style-name="P4">Visual Thinking 1B</text:p>
      <text:p text:style-name="P4">Intensity </text:p>
      <text:p text:style-name="P4"/>
      <text:list xml:id="list3046110833" text:style-name="L2">
        <text:list-item>
          <text:p text:style-name="P1">Critique Reflection.</text:p>
          <text:list>
            <text:list-item>
              <text:p text:style-name="P1">Between this class and the last, there’s a very narrow window on which to work on the homework. I still don’t have a semester calendar.</text:p>
            </text:list-item>
            <text:list-item>
              <text:p text:style-name="P1">Two colors of the same value close to each other.</text:p>
              <text:list>
                <text:list-item>
                  <text:p text:style-name="P1">If saturated, tend to vibrate. </text:p>
                </text:list-item>
                <text:list-item>
                  <text:p text:style-name="P1">If dark, tend to blend. </text:p>
                </text:list-item>
              </text:list>
            </text:list-item>
            <text:list-item>
              <text:p text:style-name="P1">How does value work?</text:p>
            </text:list-item>
          </text:list>
        </text:list-item>
        <text:list-item>
          <text:p text:style-name="P2">Intensity.</text:p>
          <text:list>
            <text:list-item>
              <text:p text:style-name="P2">Purity of color. </text:p>
            </text:list-item>
            <text:list-item>
              <text:p text:style-name="P2">Lacking black, white, or gray. </text:p>
            </text:list-item>
            <text:list-item>
              <text:p text:style-name="P2">Low = dull, unsaturated.</text:p>
            </text:list-item>
            <text:list-item>
              <text:p text:style-name="P2">High = saturated, bright.</text:p>
            </text:list-item>
          </text:list>
        </text:list-item>
        <text:list-item>
          <text:p text:style-name="P2">Exercise.</text:p>
          <text:list>
            <text:list-item>
              <text:p text:style-name="P3">Make pairs <text:span text:style-name="T3">with the following qualifications.</text:span></text:p>
              <text:list>
                <text:list-item>
                  <text:p text:style-name="P3"><text:span text:style-name="T3">Same value, same hue, different intensity. </text:span></text:p>
                </text:list-item>
                <text:list-item>
                  <text:p text:style-name="P3"><text:span text:style-name="T3">Same value, different hue, same intensity.</text:span></text:p>
                </text:list-item>
                <text:list-item>
                  <text:p text:style-name="P5">Different value, different hue, different intensity.</text:p>
                </text:list-item>
                <text:list-item>
                  <text:p text:style-name="P5">Different value, same hue, different intensity.</text:p>
                </text:list-item>
                <text:list-item>
                  <text:p text:style-name="P5">Different value, same hue, different intensity.</text:p>
                </text:list-item>
                <text:list-item>
                  <text:p text:style-name="P5">Same value, same hue, same intensity.</text:p>
                </text:list-item>
                <text:list-item>
                  <text:p text:style-name="P5">Same value, different hue, different intensity. 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Pair.</text:p>
          </table:table-cell>
          <table:table-cell table:style-name="Table1.A1" office:value-type="string">
            <text:p text:style-name="P7">Value.</text:p>
          </table:table-cell>
          <table:table-cell table:style-name="Table1.A1" office:value-type="string">
            <text:p text:style-name="P7">Hue.</text:p>
          </table:table-cell>
          <table:table-cell table:style-name="Table1.D1" office:value-type="string">
            <text:p text:style-name="P7">Intensity.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P7">Same</text:p>
          </table:table-cell>
          <table:table-cell table:style-name="Table1.B2" office:value-type="string">
            <text:p text:style-name="P7">Same</text:p>
          </table:table-cell>
          <table:table-cell table:style-name="Table1.D2" office:value-type="string">
            <text:p text:style-name="P8">Different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B2" office:value-type="string">
            <text:p text:style-name="P7">Same</text:p>
          </table:table-cell>
          <table:table-cell table:style-name="Table1.C3" office:value-type="string">
            <text:p text:style-name="P8">Different</text:p>
          </table:table-cell>
          <table:table-cell table:style-name="Table1.D3" office:value-type="string">
            <text:p text:style-name="P8">Same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C3" office:value-type="string">
            <text:p text:style-name="P7">Different</text:p>
          </table:table-cell>
          <table:table-cell table:style-name="Table1.C3" office:value-type="string">
            <text:p text:style-name="P7">Different</text:p>
          </table:table-cell>
          <table:table-cell table:style-name="Table1.D2" office:value-type="string">
            <text:p text:style-name="P7">Different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C3" office:value-type="string">
            <text:p text:style-name="P7">Different</text:p>
          </table:table-cell>
          <table:table-cell table:style-name="Table1.B2" office:value-type="string">
            <text:p text:style-name="P7">Same</text:p>
          </table:table-cell>
          <table:table-cell table:style-name="Table1.D2" office:value-type="string">
            <text:p text:style-name="P7">Different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C3" office:value-type="string">
            <text:p text:style-name="P7">Different</text:p>
          </table:table-cell>
          <table:table-cell table:style-name="Table1.C3" office:value-type="string">
            <text:p text:style-name="P7">Different</text:p>
          </table:table-cell>
          <table:table-cell table:style-name="Table1.D3" office:value-type="string">
            <text:p text:style-name="P7">Same</text:p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B2" office:value-type="string">
            <text:p text:style-name="P7">Same</text:p>
          </table:table-cell>
          <table:table-cell table:style-name="Table1.B2" office:value-type="string">
            <text:p text:style-name="P7">Same</text:p>
          </table:table-cell>
          <table:table-cell table:style-name="Table1.D3" office:value-type="string">
            <text:p text:style-name="P7">Same</text:p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B2" office:value-type="string">
            <text:p text:style-name="P7">Same</text:p>
          </table:table-cell>
          <table:table-cell table:style-name="Table1.C3" office:value-type="string">
            <text:p text:style-name="P7">Different</text:p>
          </table:table-cell>
          <table:table-cell table:style-name="Table1.D2" office:value-type="string">
            <text:p text:style-name="P7">Different</text:p>
          </table:table-cell>
        </table:table-row>
      </table:table>
      <text:p text:style-name="P6"/>
      <text:list xml:id="list161455694058590" text:continue-numbering="true" text:style-name="L2">
        <text:list-item>
          <text:list>
            <text:list-item>
              <text:list>
                <text:list-item>
                  <text:p text:style-name="P5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53:36.504882284</meta:creation-date>
    <dc:date>2023-01-25T13:18:37.768451057</dc:date>
    <meta:editing-duration>PT14M50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57" meta:word-count="179" meta:character-count="1029" meta:non-whitespace-character-count="920"/>
  </office:meta>
</office:document-meta>
</file>